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6ff75"/>
    </style:style>
    <style:style style:name="P2" style:family="paragraph" style:parent-style-name="Standard">
      <style:paragraph-properties fo:text-align="end" style:justify-single-word="false"/>
      <style:text-properties officeooo:rsid="0016ff75" officeooo:paragraph-rsid="0016ff75"/>
    </style:style>
    <style:style style:name="P3" style:family="paragraph" style:parent-style-name="Standard">
      <style:paragraph-properties fo:text-align="justify" style:justify-single-word="false"/>
      <style:text-properties officeooo:rsid="0016ff75" officeooo:paragraph-rsid="0016ff75"/>
    </style:style>
    <style:style style:name="P4" style:family="paragraph" style:parent-style-name="Standard">
      <style:paragraph-properties fo:text-align="end" style:justify-single-word="false"/>
      <style:text-properties fo:font-weight="bold" officeooo:rsid="0016ff75" officeooo:paragraph-rsid="0016ff7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ff75" officeooo:paragraph-rsid="0016ff7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6ff75" officeooo:paragraph-rsid="0016ff75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bold" officeooo:rsid="0016ff75" officeooo:paragraph-rsid="0016ff7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8cec5" officeooo:paragraph-rsid="0018cec5" style:font-weight-asian="bold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fo:font-weight="bold" officeooo:rsid="0018cec5" officeooo:paragraph-rsid="0018cec5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paragraph-rsid="0016ff75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ff75" officeooo:paragraph-rsid="0016ff7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ff75" officeooo:paragraph-rsid="0016ff75" style:font-weight-asian="normal" style:font-weight-complex="normal"/>
    </style:style>
    <style:style style:name="T1" style:family="text">
      <style:text-properties fo:font-weight="bold" officeooo:rsid="0016ff75" style:font-weight-asian="bold" style:font-weight-complex="bold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6ff75" style:font-weight-asian="bold" style:font-weight-complex="bold"/>
    </style:style>
    <style:style style:name="T6" style:family="text">
      <style:text-properties fo:color="#000080" loext:opacity="100%"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80" loext:opacity="100%" style:text-underline-style="none" fo:font-weight="normal" style:font-weight-asian="normal" style:font-weight-complex="normal"/>
    </style:style>
    <style:style style:name="T8" style:family="text">
      <style:text-properties fo:color="#000080" loext:opacity="100%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enda</text:p>
      <text:p text:style-name="P2"/>
      <text:p text:style-name="P4">Departament de Tramitacions</text:p>
      <text:p text:style-name="P2"/>
      <text:p text:style-name="P1"><text:span text:style-name="T1">Adreça: </text:span><text:a xlink:type="simple" xlink:href="https://www.google.com/maps/place//data=!4m2!3m1!1s0x1295879a561b62e5:0xa3c599fb413c61e1?sa=X&amp;ved=1t:8290&amp;ictx=111" text:style-name="Internet_20_link" text:visited-style-name="Visited_20_Internet_20_Link"><text:span text:style-name="T2">Moll de Ponent, 1, 07701 Maó, Illes Balears</text:span></text:a></text:p>
      <text:p text:style-name="P1"><text:span text:style-name="T1">Telèfon: </text:span>971352387</text:p>
      <text:p text:style-name="P10"><text:span text:style-name="T5">Correo electrònic: </text:span><text:span text:style-name="T6">illesbalears.administracion5@tgss.seg-social.es</text:span></text:p>
      <text:p text:style-name="P4">Data:</text:p>
      <text:p text:style-name="P5"/>
      <text:p text:style-name="P5"/>
      <text:p text:style-name="P5"/>
      <text:p text:style-name="P11"/>
      <text:p text:style-name="P11"/>
      <text:p text:style-name="P12"/>
      <text:p text:style-name="P12"/>
      <text:p text:style-name="P12">Benvolguts,</text:p>
      <text:p text:style-name="P12"/>
      <text:p text:style-name="P12">Per la present, us convoquem a les nostres oficines per tal de firmar un document imprescindible per a la tramitació de Model 061 de la vostra empresa.</text:p>
      <text:p text:style-name="P12"/>
      <text:p text:style-name="P6">Datalls de la Citació:</text:p>
      <text:p text:style-name="P12"/>
      <text:list text:style-name="L1">
        <text:list-item>
          <text:p text:style-name="P7">Data de la cita: <text:span text:style-name="T4">9 d’octubre de 2024</text:span></text:p>
        </text:list-item>
        <text:list-item>
          <text:p text:style-name="P7">Hora: <text:span text:style-name="T4">11:00 h</text:span></text:p>
        </text:list-item>
        <text:list-item>
          <text:p text:style-name="P7">Lloc: <text:a xlink:type="simple" xlink:href="https://www.google.com/maps/place//data=!4m2!3m1!1s0x1295879a561b62e5:0xa3c599fb413c61e1?sa=X&amp;ved=1t:8290&amp;ictx=111" text:style-name="Internet_20_link" text:visited-style-name="Visited_20_Internet_20_Link"><text:span text:style-name="T3">Moll de Ponent, 1, 07701 Maó, Illes Balears</text:span></text:a></text:p>
        </text:list-item>
      </text:list>
      <text:p text:style-name="P6"><text:span text:style-name="T3"/></text:p>
      <text:p text:style-name="P6"><text:span text:style-name="T3"/></text:p>
      <text:p text:style-name="P6"><text:span text:style-name="T3">Us preguem que porteu amb vosaltres tots els documents necessaris per a la tramitació. </text:span></text:p>
      <text:p text:style-name="P6"><text:span text:style-name="T3">En cas de no poder assistir a la cita, us demanem que ens ho notifiqueu amb antelació per programar una nova data.</text:span></text:p>
      <text:p text:style-name="P6"><text:span text:style-name="T3"/></text:p>
      <text:p text:style-name="P8"><text:span text:style-name="T3">Per a qualsevol dubte o consulta, podeu contactar amb el Departament de Tramitacions a través dels mitjans següents:</text:span></text:p>
      <text:p text:style-name="P8"><text:span text:style-name="T3"/></text:p>
      <text:p text:style-name="P8"><text:span text:style-name="T3"/></text:p>
      <text:list text:style-name="L2">
        <text:list-item>
          <text:p text:style-name="P9"><text:span text:style-name="T2">Telèfon: </text:span><text:span text:style-name="T3">971363862</text:span></text:p>
        </text:list-item>
        <text:list-item>
          <text:p text:style-name="P9"><text:span text:style-name="T2">Correu electrònic:</text:span><text:span text:style-name="T3"> </text:span><text:a xlink:type="simple" xlink:href="mailto:departamenttramitacions@gmail.com" text:style-name="Internet_20_link" text:visited-style-name="Visited_20_Internet_20_Link"><text:span text:style-name="T8">departamenttramitacions@gmail.com</text:span></text:a></text:p>
        </text:list-item>
      </text:list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3">Esperem la vostra col·laboració i quedem a la vostra disposició.</text:span></text:p>
      <text:p text:style-name="P8"><text:span text:style-name="T3"/></text:p>
      <text:p text:style-name="P8"><text:span text:style-name="T3">Atentament,</text:span></text:p>
      <text:p text:style-name="P8"><text:span text:style-name="T3"/></text:p>
      <text:p text:style-name="P8"><text:span text:style-name="T3"/></text:p>
      <text:p text:style-name="P8"><text:span text:style-name="T3">[Maria Garcias Font] Departament de Tramitacions Hisenda </text:span></text:p>
      <text:p text:style-name="P8"><text:span text:style-name="T3"/></text:p>
      <text:p text:style-name="P8"><text:span text:style-name="T3"/></text:p>
      <text:p text:style-name="P8"><text:span text:style-name="T3">Maó, 5 de maig de 2024</text:span></text:p>
      <text:p text:style-name="P8"><text:span text:style-name="T3"/></text:p>
      <text:p text:style-name="P8"><text:span text:style-name="T3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fo:background-color="#f6f9d4" style:writing-mode="lr-tb" draw:fill="solid" draw:fill-color="#f6f9d4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6f9d4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03:47.583246164</meta:creation-date>
    <dc:date>2024-11-12T09:25:25.727586252</dc:date>
    <meta:editing-duration>PT8M59S</meta:editing-duration>
    <meta:editing-cycles>1</meta:editing-cycles>
    <meta:document-statistic meta:table-count="0" meta:image-count="0" meta:object-count="0" meta:page-count="1" meta:paragraph-count="21" meta:word-count="159" meta:character-count="1002" meta:non-whitespace-character-count="867"/>
    <meta:generator>LibreOffice/24.2.6.2$Linux_X86_64 LibreOffice_project/420$Build-2</meta:generator>
  </office:meta>
</office:document-meta>
</file>